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9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15.579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2.376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93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row table:style-name="ro1">
          <table:table-cell office:value-type="string">
            <text:p>Nom de la table</text:p>
          </table:table-cell>
          <table:table-cell office:value-type="string">
            <text:p>Nom de l'attribut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précisions type</text:p>
          </table:table-cell>
          <table:table-cell office:value-type="string">
            <text:p>attributs</text:p>
          </table:table-cell>
          <table:table-cell office:value-type="string">
            <text:p>règles de calcul</text:p>
          </table:table-cell>
          <table:table-cell office:value-type="string">
            <text:p>Valeur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VERSATION</text:p>
          </table:table-cell>
          <table:table-cell office:value-type="string">
            <text:p>id_conversation</text:p>
          </table:table-cell>
          <table:table-cell office:value-type="string">
            <text:p>Identifiant unique de la conversation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office:value-type="string">
            <text:p><text:s/>&gt; 0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CONVERSATION</text:p>
          </table:table-cell>
          <table:table-cell office:value-type="string">
            <text:p>closed</text:p>
          </table:table-cell>
          <table:table-cell office:value-type="string">
            <text:p>Indique si l'on peut ajouter ou non des messages à la conversation</text:p>
          </table:table-cell>
          <table:table-cell office:value-type="string">
            <text:p>bool</text:p>
          </table:table-cell>
          <table:table-cell office:value-type="string">
            <text:p>numérique</text:p>
          </table:table-cell>
          <table:table-cell office:value-type="string">
            <text:p>pu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CONVERSATION_SUBSCRIBE</text:p>
          </table:table-cell>
          <table:table-cell office:value-type="string">
            <text:p>id_conversation</text:p>
          </table:table-cell>
          <table:table-cell office:value-type="string">
            <text:p>Identifiant unique de la conversation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CONVERSATION_SUBSCRIBE</text:p>
          </table:table-cell>
          <table:table-cell office:value-type="string">
            <text:p>uid</text:p>
          </table:table-cell>
          <table:table-cell office:value-type="string">
            <text:p>Identifiant du nouvel utilisateur qui participe à la conversation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EMPLOYEES</text:p>
          </table:table-cell>
          <table:table-cell office:value-type="string">
            <text:p>uid</text:p>
          </table:table-cell>
          <table:table-cell office:value-type="string">
            <text:p>Identifiant de l'utilisateur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MPLOYEES</text:p>
          </table:table-cell>
          <table:table-cell office:value-type="string">
            <text:p>id_establishment</text:p>
          </table:table-cell>
          <table:table-cell office:value-type="string">
            <text:p>Identifiant de l'établiss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MPLOYEES</text:p>
          </table:table-cell>
          <table:table-cell office:value-type="string">
            <text:p>rights</text:p>
          </table:table-cell>
          <table:table-cell office:value-type="string">
            <text:p>Valeur définissant les droits de l'employé sur l'établiss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EMPLOYEES</text:p>
          </table:table-cell>
          <table:table-cell office:value-type="string">
            <text:p>label</text:p>
          </table:table-cell>
          <table:table-cell office:value-type="string">
            <text:p>Titre de l'employé</text:p>
          </table:table-cell>
          <table:table-cell office:value-type="string">
            <text:p>varchar(60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EVENT</text:p>
          </table:table-cell>
          <table:table-cell office:value-type="string">
            <text:p>id_event</text:p>
          </table:table-cell>
          <table:table-cell office:value-type="string">
            <text:p>Identifiant de l'évén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VENT</text:p>
          </table:table-cell>
          <table:table-cell office:value-type="string">
            <text:p>owner_uid</text:p>
          </table:table-cell>
          <table:table-cell office:value-type="string">
            <text:p>Identifiant du créateur de l'évén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EVENT</text:p>
          </table:table-cell>
          <table:table-cell office:value-type="string">
            <text:p>id_establishment</text:p>
          </table:table-cell>
          <table:table-cell office:value-type="string">
            <text:p>Identifiant de l'établiss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>
            <text:p>EVENT</text:p>
          </table:table-cell>
          <table:table-cell office:value-type="string">
            <text:p>latitude</text:p>
          </table:table-cell>
          <table:table-cell office:value-type="string">
            <text:p>Latitude du lieu de déroulement de l'événement</text:p>
          </table:table-cell>
          <table:table-cell office:value-type="string">
            <text:p>double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>
            <text:p>EVENT</text:p>
          </table:table-cell>
          <table:table-cell office:value-type="string">
            <text:p>longitude</text:p>
          </table:table-cell>
          <table:table-cell office:value-type="string">
            <text:p>Longitude du lieu de déroulement de l'événement</text:p>
          </table:table-cell>
          <table:table-cell office:value-type="string">
            <text:p>double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VENT</text:p>
          </table:table-cell>
          <table:table-cell office:value-type="string">
            <text:p>radius</text:p>
          </table:table-cell>
          <table:table-cell office:value-type="string">
            <text:p>Rayon autour du centre de coordonnées (latitude, longitude) dans lequel se déroule l'évén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VENT</text:p>
          </table:table-cell>
          <table:table-cell office:value-type="string">
            <text:p>begins</text:p>
          </table:table-cell>
          <table:table-cell office:value-type="string">
            <text:p>Date à laquelle commence l'événement</text:p>
          </table:table-cell>
          <table:table-cell office:value-type="string">
            <text:p>datetime</text:p>
          </table:table-cell>
          <table:table-cell office:value-type="string">
            <text:p>dat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EVENT</text:p>
          </table:table-cell>
          <table:table-cell office:value-type="string">
            <text:p>ends</text:p>
          </table:table-cell>
          <table:table-cell office:value-type="string">
            <text:p>Date à laquelle se termine l'événement</text:p>
          </table:table-cell>
          <table:table-cell office:value-type="string">
            <text:p>datetime</text:p>
          </table:table-cell>
          <table:table-cell office:value-type="string">
            <text:p>dat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EVENT</text:p>
          </table:table-cell>
          <table:table-cell office:value-type="string">
            <text:p>id_type</text:p>
          </table:table-cell>
          <table:table-cell office:value-type="string">
            <text:p>Identifiant du type de l'évén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EVENT</text:p>
          </table:table-cell>
          <table:table-cell office:value-type="string">
            <text:p>address</text:p>
          </table:table-cell>
          <table:table-cell office:value-type="string">
            <text:p>Adresse de l'événement</text:p>
          </table:table-cell>
          <table:table-cell office:value-type="string">
            <text:p>varchar(250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EVENT_INVITE</text:p>
          </table:table-cell>
          <table:table-cell office:value-type="string">
            <text:p>id_event_invite</text:p>
          </table:table-cell>
          <table:table-cell office:value-type="string">
            <text:p>Identifiant de l'invitation à un évén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VENT_INVITE</text:p>
          </table:table-cell>
          <table:table-cell office:value-type="string">
            <text:p>from_uid</text:p>
          </table:table-cell>
          <table:table-cell office:value-type="string">
            <text:p>Identifiant de l'utilisateur qui envoie l'invitation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2">
          <table:table-cell office:value-type="string">
            <text:p>EVENT_INVITE</text:p>
          </table:table-cell>
          <table:table-cell office:value-type="string">
            <text:p>to_uid</text:p>
          </table:table-cell>
          <table:table-cell office:value-type="string">
            <text:p>Identifiant de l'utilisateur qui reçoit l'invitation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EVENT_INVITE</text:p>
          </table:table-cell>
          <table:table-cell office:value-type="string">
            <text:p>event_id</text:p>
          </table:table-cell>
          <table:table-cell office:value-type="string">
            <text:p>Identifiant de l'événement concerné par l'invitation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EVENT_INVITE</text:p>
          </table:table-cell>
          <table:table-cell office:value-type="string">
            <text:p>seen</text:p>
          </table:table-cell>
          <table:table-cell office:value-type="string">
            <text:p>Booléen indiquant si l'invitation a été vue par l'utilisateur qui la reçoit</text:p>
          </table:table-cell>
          <table:table-cell office:value-type="string">
            <text:p>bool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EVENT_PARTICIPATION</text:p>
          </table:table-cell>
          <table:table-cell office:value-type="string">
            <text:p>id_participation</text:p>
          </table:table-cell>
          <table:table-cell office:value-type="string">
            <text:p>Identifiant de la participation à un évén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VENT_PARTICIPATION</text:p>
          </table:table-cell>
          <table:table-cell office:value-type="string">
            <text:p>id_event</text:p>
          </table:table-cell>
          <table:table-cell office:value-type="string">
            <text:p>Identifiant de l'événement concerné par la participation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EVENT_PARTICIPATION</text:p>
          </table:table-cell>
          <table:table-cell office:value-type="string">
            <text:p>uid</text:p>
          </table:table-cell>
          <table:table-cell office:value-type="string">
            <text:p>Identifiant de l'utilisateur qui participe à l'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EVENT_PARTICIPATION</text:p>
          </table:table-cell>
          <table:table-cell office:value-type="string">
            <text:p>yesnomaybe</text:p>
          </table:table-cell>
          <table:table-cell office:value-type="string">
            <text:p>Valeur indiquant si l'utilisateur participe à l'événement</text:p>
          </table:table-cell>
          <table:table-cell office:value-type="string">
            <text:p>tiny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office:value-type="string">
            <text:p>Yes, No, Maybe</text:p>
          </table:table-cell>
          <table:table-cell table:number-columns-repeated="1016"/>
        </table:table-row>
        <table:table-row table:style-name="ro1">
          <table:table-cell office:value-type="string">
            <text:p>EVENT_PARTICIPATION</text:p>
          </table:table-cell>
          <table:table-cell office:value-type="string">
            <text:p>confirmed</text:p>
          </table:table-cell>
          <table:table-cell office:value-type="string">
            <text:p>Booléen indiquant si la participation de l'utilisateur avait été confirmée par lui-même</text:p>
          </table:table-cell>
          <table:table-cell office:value-type="string">
            <text:p>bool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EVENT_STATS</text:p>
          </table:table-cell>
          <table:table-cell office:value-type="string">
            <text:p>id_stat_event</text:p>
          </table:table-cell>
          <table:table-cell office:value-type="string">
            <text:p>Identifiant des statistiques d'un évén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VENT_STATS</text:p>
          </table:table-cell>
          <table:table-cell office:value-type="string">
            <text:p>id_event</text:p>
          </table:table-cell>
          <table:table-cell office:value-type="string">
            <text:p>Identifiant de l'évén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EVENT_STATS</text:p>
          </table:table-cell>
          <table:table-cell office:value-type="string">
            <text:p>from_uid</text:p>
          </table:table-cell>
          <table:table-cell office:value-type="string">
            <text:p>Identifiant de l'utilisateur ayant noté l'évén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EVENT_STATS</text:p>
          </table:table-cell>
          <table:table-cell office:value-type="string">
            <text:p>rating</text:p>
          </table:table-cell>
          <table:table-cell office:value-type="string">
            <text:p>Note attribuée par l'utilisateur à l'événement </text:p>
          </table:table-cell>
          <table:table-cell office:value-type="string">
            <text:p>tiny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>
            <text:p>EVENT_STATS</text:p>
          </table:table-cell>
          <table:table-cell office:value-type="string">
            <text:p>comment</text:p>
          </table:table-cell>
          <table:table-cell office:value-type="string">
            <text:p>Commentaire éventuellement ajouté par l'utilisateur à l'événement</text:p>
          </table:table-cell>
          <table:table-cell office:value-type="string">
            <text:p>varchar(150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EVENT_TYPE</text:p>
          </table:table-cell>
          <table:table-cell office:value-type="string">
            <text:p>id_type_event</text:p>
          </table:table-cell>
          <table:table-cell office:value-type="string">
            <text:p>Identifiant du type de l'évén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VENT_TYPE</text:p>
          </table:table-cell>
          <table:table-cell office:value-type="string">
            <text:p>label_type</text:p>
          </table:table-cell>
          <table:table-cell office:value-type="string">
            <text:p>Titre du type d'événement</text:p>
          </table:table-cell>
          <table:table-cell office:value-type="string">
            <text:p>varchar(30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ESTABLISHMENT</text:p>
          </table:table-cell>
          <table:table-cell office:value-type="string">
            <text:p>id_establishment</text:p>
          </table:table-cell>
          <table:table-cell office:value-type="string">
            <text:p>Identifiant de l'établiss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STABLISHMENT</text:p>
          </table:table-cell>
          <table:table-cell office:value-type="string">
            <text:p>id_type</text:p>
          </table:table-cell>
          <table:table-cell office:value-type="string">
            <text:p>Identifiant correspondant au type auquel appartient l'établiss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ESTABLISHMENT</text:p>
          </table:table-cell>
          <table:table-cell office:value-type="string">
            <text:p>name</text:p>
          </table:table-cell>
          <table:table-cell office:value-type="string">
            <text:p>Nom de l'établissement</text:p>
          </table:table-cell>
          <table:table-cell office:value-type="string">
            <text:p>varchar(60)</text:p>
          </table:table-cell>
          <table:table-cell office:value-type="string">
            <text:p>alphabét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2">
          <table:table-cell office:value-type="string">
            <text:p>ESTABLISHMENT</text:p>
          </table:table-cell>
          <table:table-cell office:value-type="string">
            <text:p>address0</text:p>
          </table:table-cell>
          <table:table-cell office:value-type="string">
            <text:p>Premiere ligne de l'adresse postale de l'établissement</text:p>
          </table:table-cell>
          <table:table-cell office:value-type="string">
            <text:p>varchar(60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ESTABLISHMENT</text:p>
          </table:table-cell>
          <table:table-cell office:value-type="string">
            <text:p>address2</text:p>
          </table:table-cell>
          <table:table-cell office:value-type="string">
            <text:p>Deuxième ligne ou précisions sur l'adresse postale de l'établissement, si nécessaires</text:p>
          </table:table-cell>
          <table:table-cell office:value-type="string">
            <text:p>varchar(60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STABLISHMENT</text:p>
          </table:table-cell>
          <table:table-cell office:value-type="string">
            <text:p>city</text:p>
          </table:table-cell>
          <table:table-cell office:value-type="string">
            <text:p>Ville où se situe l'établissement</text:p>
          </table:table-cell>
          <table:table-cell office:value-type="string">
            <text:p>varchar(30)</text:p>
          </table:table-cell>
          <table:table-cell office:value-type="string">
            <text:p>alphabét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ESTABLISHMENT</text:p>
          </table:table-cell>
          <table:table-cell office:value-type="string">
            <text:p>postcode</text:p>
          </table:table-cell>
          <table:table-cell office:value-type="string">
            <text:p>Code postal du lieu où se situe l'établissement</text:p>
          </table:table-cell>
          <table:table-cell office:value-type="string">
            <text:p>varchar(6)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ESTABLISHMENT</text:p>
          </table:table-cell>
          <table:table-cell office:value-type="string">
            <text:p>latitude</text:p>
          </table:table-cell>
          <table:table-cell office:value-type="string">
            <text:p>Latitude du lieu où se trouve l'établissement</text:p>
          </table:table-cell>
          <table:table-cell office:value-type="string">
            <text:p>double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STABLISHMENT</text:p>
          </table:table-cell>
          <table:table-cell office:value-type="string">
            <text:p>longitude</text:p>
          </table:table-cell>
          <table:table-cell office:value-type="string">
            <text:p>Longitude du lieu où se trouve l'établissement</text:p>
          </table:table-cell>
          <table:table-cell office:value-type="string">
            <text:p>double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ESTABLISHMENT_STATS</text:p>
          </table:table-cell>
          <table:table-cell office:value-type="string">
            <text:p>id_stats_establishment</text:p>
          </table:table-cell>
          <table:table-cell office:value-type="string">
            <text:p>Identifiant des statistiques de l'établissement à modifier avec les nouvelles entrées 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STABLISHMENT_STATS</text:p>
          </table:table-cell>
          <table:table-cell office:value-type="string">
            <text:p>id_establishment</text:p>
          </table:table-cell>
          <table:table-cell office:value-type="string">
            <text:p>Identifiant de l'établissement qui se fait noter par l'utilisateur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ESTABLISHMENT_STATS</text:p>
          </table:table-cell>
          <table:table-cell office:value-type="string">
            <text:p>from_uid</text:p>
          </table:table-cell>
          <table:table-cell office:value-type="string">
            <text:p>Identifiant de l'utilisateur notant l'établiss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ESTABLISHMENT_STATS</text:p>
          </table:table-cell>
          <table:table-cell office:value-type="string">
            <text:p>rating</text:p>
          </table:table-cell>
          <table:table-cell office:value-type="string">
            <text:p>Note que l'utilisateur attribue à l'établissement</text:p>
          </table:table-cell>
          <table:table-cell office:value-type="string">
            <text:p>tiny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>
            <text:p>ESTABLISHMENT_STATS</text:p>
          </table:table-cell>
          <table:table-cell office:value-type="string">
            <text:p>comment</text:p>
          </table:table-cell>
          <table:table-cell office:value-type="string">
            <text:p>Commentaire éventuel de l'utilisateur sur l'établissement</text:p>
          </table:table-cell>
          <table:table-cell office:value-type="string">
            <text:p>varchar(150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ESTABLISHMENT_TYPE</text:p>
          </table:table-cell>
          <table:table-cell office:value-type="string">
            <text:p>id_type_establishment</text:p>
          </table:table-cell>
          <table:table-cell office:value-type="string">
            <text:p>Identifiant du type d'établissement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ESTABLISHMENT_TYPE</text:p>
          </table:table-cell>
          <table:table-cell office:value-type="string">
            <text:p>label_type</text:p>
          </table:table-cell>
          <table:table-cell office:value-type="string">
            <text:p>Titre du type d'établissement</text:p>
          </table:table-cell>
          <table:table-cell office:value-type="string">
            <text:p>varchar(30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FRIENDLIST</text:p>
          </table:table-cell>
          <table:table-cell office:value-type="string">
            <text:p>uid</text:p>
          </table:table-cell>
          <table:table-cell office:value-type="string">
            <text:p>Identifiant de l'utilisateur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FRIENDLIST</text:p>
          </table:table-cell>
          <table:table-cell office:value-type="string">
            <text:p>friend_uid</text:p>
          </table:table-cell>
          <table:table-cell office:value-type="string">
            <text:p>Identifiant d'un ami de l'utilisateur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table:number-columns-repeated="8"/>
          <table:table-cell table:style-name="ce1" table:number-columns-repeated="1016"/>
        </table:table-row>
        <table:table-row table:style-name="ro1">
          <table:table-cell office:value-type="string">
            <text:p>FRIEND_INVITE</text:p>
          </table:table-cell>
          <table:table-cell office:value-type="string">
            <text:p>id_friend_invite</text:p>
          </table:table-cell>
          <table:table-cell office:value-type="string">
            <text:p>Identifiant de la demande d'ajout en ami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>
            <text:p>FRIEND_INVITE</text:p>
          </table:table-cell>
          <table:table-cell office:value-type="string">
            <text:p>from_uid</text:p>
          </table:table-cell>
          <table:table-cell office:value-type="string">
            <text:p>Identifiant de l'expéditeur de la demande d'ajout en ami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>
            <text:p>FRIEND_INVITE</text:p>
          </table:table-cell>
          <table:table-cell office:value-type="string">
            <text:p>to_uid</text:p>
          </table:table-cell>
          <table:table-cell office:value-type="string">
            <text:p>Identifiant du destinataire de la demande d'ajout en ami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FRIEND_INVITE</text:p>
          </table:table-cell>
          <table:table-cell office:value-type="string">
            <text:p>seen</text:p>
          </table:table-cell>
          <table:table-cell office:value-type="string">
            <text:p>Booléen indiquant si la demande d'ajout en ami a été vue par le destinataire</text:p>
          </table:table-cell>
          <table:table-cell office:value-type="string">
            <text:p>bool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SSAGE</text:p>
          </table:table-cell>
          <table:table-cell office:value-type="string">
            <text:p>id_message</text:p>
          </table:table-cell>
          <table:table-cell office:value-type="string">
            <text:p>Identifiant du message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1018"/>
        </table:table-row>
        <table:table-row table:style-name="ro1">
          <table:table-cell office:value-type="string">
            <text:p>MESSAGE</text:p>
          </table:table-cell>
          <table:table-cell office:value-type="string">
            <text:p>id_conversation</text:p>
          </table:table-cell>
          <table:table-cell office:value-type="string">
            <text:p>Identifiant de la conversation sur laquelle est envoyé le message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MESSAGE</text:p>
          </table:table-cell>
          <table:table-cell office:value-type="string">
            <text:p>from_uid</text:p>
          </table:table-cell>
          <table:table-cell office:value-type="string">
            <text:p>Identifiant de l'expéditeur du message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MESSAGE</text:p>
          </table:table-cell>
          <table:table-cell office:value-type="string">
            <text:p>message</text:p>
          </table:table-cell>
          <table:table-cell office:value-type="string">
            <text:p>Contenu du message envoyé</text:p>
          </table:table-cell>
          <table:table-cell office:value-type="string">
            <text:p>varchar(4096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SER</text:p>
          </table:table-cell>
          <table:table-cell office:value-type="string">
            <text:p>uid</text:p>
          </table:table-cell>
          <table:table-cell office:value-type="string">
            <text:p>Identifiant de l'utilisateur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1018"/>
        </table:table-row>
        <table:table-row table:style-name="ro1">
          <table:table-cell office:value-type="string">
            <text:p>USER</text:p>
          </table:table-cell>
          <table:table-cell office:value-type="string">
            <text:p>name</text:p>
          </table:table-cell>
          <table:table-cell office:value-type="string">
            <text:p>Nom de famille de l'utilisateur</text:p>
          </table:table-cell>
          <table:table-cell office:value-type="string">
            <text:p>varchar(30)</text:p>
          </table:table-cell>
          <table:table-cell office:value-type="string">
            <text:p>alphabét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>
            <text:p>USER</text:p>
          </table:table-cell>
          <table:table-cell office:value-type="string">
            <text:p>firstname</text:p>
          </table:table-cell>
          <table:table-cell office:value-type="string">
            <text:p>Prénom de l'utilisateur</text:p>
          </table:table-cell>
          <table:table-cell office:value-type="string">
            <text:p>varchar(30)</text:p>
          </table:table-cell>
          <table:table-cell office:value-type="string">
            <text:p>alphabét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name</text:p>
          </table:table-cell>
          <table:table-cell office:value-type="string">
            <text:p>Pseudonyme de l'utilisateur</text:p>
          </table:table-cell>
          <table:table-cell office:value-type="string">
            <text:p>varchar(60)</text:p>
          </table:table-cell>
          <table:table-cell office:value-type="string">
            <text:p>alphabét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USER</text:p>
          </table:table-cell>
          <table:table-cell office:value-type="string">
            <text:p>password</text:p>
          </table:table-cell>
          <table:table-cell office:value-type="string">
            <text:p>Mot de passe de l'utilisateur</text:p>
          </table:table-cell>
          <table:table-cell office:value-type="string">
            <text:p>varchar(256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USER</text:p>
          </table:table-cell>
          <table:table-cell office:value-type="string">
            <text:p>sesstoken</text:p>
          </table:table-cell>
          <table:table-cell office:value-type="string">
            <text:p>Jeton de session</text:p>
          </table:table-cell>
          <table:table-cell office:value-type="string">
            <text:p>varchar(60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2">
          <table:table-cell office:value-type="string">
            <text:p>USER</text:p>
          </table:table-cell>
          <table:table-cell office:value-type="string">
            <text:p>pushtoken</text:p>
          </table:table-cell>
          <table:table-cell office:value-type="string">
            <text:p>Jeton Push utilisé sur les systèmes smartphones</text:p>
          </table:table-cell>
          <table:table-cell office:value-type="string">
            <text:p>varchar(60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3">
          <table:table-cell office:value-type="string">
            <text:p>USER</text:p>
          </table:table-cell>
          <table:table-cell office:value-type="string">
            <text:p>latitude</text:p>
          </table:table-cell>
          <table:table-cell office:value-type="string">
            <text:p>Latitude du lieu où se situe l'utilisateur à la dernière mise à jour de sa géolocalisation</text:p>
          </table:table-cell>
          <table:table-cell office:value-type="string">
            <text:p>double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>
            <text:p>USER</text:p>
          </table:table-cell>
          <table:table-cell office:value-type="string">
            <text:p>longitude</text:p>
          </table:table-cell>
          <table:table-cell office:value-type="string">
            <text:p>Longitude du lieu où se situe l'utilisateur à la dernière mise à jour de sa géolocalisation</text:p>
          </table:table-cell>
          <table:table-cell office:value-type="string">
            <text:p>double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SER_STATS</text:p>
          </table:table-cell>
          <table:table-cell office:value-type="string">
            <text:p>id_stat_user</text:p>
          </table:table-cell>
          <table:table-cell office:value-type="string">
            <text:p>Identifiant des statistiques de l'utilisateur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1018"/>
        </table:table-row>
        <table:table-row table:style-name="ro1">
          <table:table-cell office:value-type="string">
            <text:p>USER_STATS</text:p>
          </table:table-cell>
          <table:table-cell office:value-type="string">
            <text:p>uid</text:p>
          </table:table-cell>
          <table:table-cell office:value-type="string">
            <text:p>Identifiant de l'utilisateur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SER_OPTIONS</text:p>
          </table:table-cell>
          <table:table-cell office:value-type="string">
            <text:p>id_option</text:p>
          </table:table-cell>
          <table:table-cell office:value-type="string">
            <text:p>identifiant de l'option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1018"/>
        </table:table-row>
        <table:table-row table:style-name="ro1">
          <table:table-cell office:value-type="string">
            <text:p>USER_OPTIONS</text:p>
          </table:table-cell>
          <table:table-cell office:value-type="string">
            <text:p>uid</text:p>
          </table:table-cell>
          <table:table-cell office:value-type="string">
            <text:p>identifiant de l'utilisateur concerné par l'option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USER_OPTIONS</text:p>
          </table:table-cell>
          <table:table-cell office:value-type="string">
            <text:p>option_name</text:p>
          </table:table-cell>
          <table:table-cell office:value-type="string">
            <text:p>Nom de l'option</text:p>
          </table:table-cell>
          <table:table-cell office:value-type="string">
            <text:p>varchar(128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USER_OPTIONS</text:p>
          </table:table-cell>
          <table:table-cell office:value-type="string">
            <text:p>option_value</text:p>
          </table:table-cell>
          <table:table-cell office:value-type="string">
            <text:p>Valeur de l'option si cette option prend une autre valeur que celle par défaut</text:p>
          </table:table-cell>
          <table:table-cell office:value-type="string">
            <text:p>varchar(128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id_notif</text:p>
          </table:table-cell>
          <table:table-cell office:value-type="string">
            <text:p>numéro de la notification envoyée à l'utilisateur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1018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id_type</text:p>
          </table:table-cell>
          <table:table-cell office:value-type="string">
            <text:p>type de notification et de source de notification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uid</text:p>
          </table:table-cell>
          <table:table-cell office:value-type="string">
            <text:p>identifiant de l'utilisateur auquel la notification est envoyée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message</text:p>
          </table:table-cell>
          <table:table-cell office:value-type="string">
            <text:p>contenu textuel de la notification</text:p>
          </table:table-cell>
          <table:table-cell office:value-type="string">
            <text:p>varchar(256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link</text:p>
          </table:table-cell>
          <table:table-cell office:value-type="string">
            <text:p>lien relatif ou absolu vers une ressource interne ou externe au site</text:p>
          </table:table-cell>
          <table:table-cell office:value-type="string">
            <text:p>varchar(1024)</text:p>
          </table:table-cell>
          <table:table-cell office:value-type="string">
            <text:p>alphanumér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is_read</text:p>
          </table:table-cell>
          <table:table-cell office:value-type="string">
            <text:p>Booléen indiquant si la notification a été vue par l'utilisateur</text:p>
          </table:table-cell>
          <table:table-cell office:value-type="string">
            <text:p>bool</text:p>
          </table:table-cell>
          <table:table-cell office:value-type="string">
            <text:p>numérique</text:p>
          </table:table-cell>
          <table:table-cell office:value-type="string">
            <text:p>public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>
            <text:p>NOTIFICATION_TYPE</text:p>
          </table:table-cell>
          <table:table-cell table:style-name="Default" office:value-type="string">
            <text:p>id_type</text:p>
          </table:table-cell>
          <table:table-cell office:value-type="string">
            <text:p>Identifiant correspondant au type auquel appartient la notification</text:p>
          </table:table-cell>
          <table:table-cell office:value-type="string">
            <text:p>int</text:p>
          </table:table-cell>
          <table:table-cell office:value-type="string">
            <text:p>numérique</text:p>
          </table:table-cell>
          <table:table-cell office:value-type="string">
            <text:p>primary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NOTIFICATION_TYPE</text:p>
          </table:table-cell>
          <table:table-cell table:style-name="Default" office:value-type="string">
            <text:p>name</text:p>
          </table:table-cell>
          <table:table-cell office:value-type="string">
            <text:p>nom commun désigant le type de la notification</text:p>
          </table:table-cell>
          <table:table-cell office:value-type="string">
            <text:p>varchar(128)</text:p>
          </table:table-cell>
          <table:table-cell office:value-type="string">
            <text:p>alphabétique</text:p>
          </table:table-cell>
          <table:table-cell office:value-type="string">
            <text:p>public</text:p>
          </table:table-cell>
          <table:table-cell office:value-type="string">
            <text:p>not null</text:p>
          </table:table-cell>
          <table:table-cell table:number-columns-repeated="1017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1" number:min-integer-digits="1"/>
    </number:number-style>
    <number:number-style style:name="N137">
      <number:number number:decimal-places="3" number:min-integer-digits="1"/>
    </number:number-style>
    <number:number-style style:name="N138">
      <number:number number:decimal-places="4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7" number:min-integer-digits="1"/>
    </number:number-style>
    <number:number-style style:name="N142">
      <number:scientific-number number:decimal-places="0" number:min-integer-digits="1" number:min-exponent-digits="2"/>
    </number:number-style>
    <number:number-style style:name="N143">
      <number:scientific-number number:decimal-places="1" number:min-integer-digits="1" number:min-exponent-digits="2"/>
    </number:number-style>
    <number:number-style style:name="N144">
      <number:scientific-number number:decimal-places="3" number:min-integer-digits="1" number:min-exponent-digits="2"/>
    </number:number-style>
    <number:number-style style:name="N145">
      <number:scientific-number number:decimal-places="4" number:min-integer-digits="1" number:min-exponent-digits="2"/>
    </number:number-style>
    <number:number-style style:name="N146">
      <number:scientific-number number:decimal-places="5" number:min-integer-digits="1" number:min-exponent-digits="2"/>
    </number:number-style>
    <number:number-style style:name="N147">
      <number:scientific-number number:decimal-places="6" number:min-integer-digits="1" number:min-exponent-digits="2"/>
    </number:number-style>
    <number:number-style style:name="N148">
      <number:scientific-number number:decimal-places="7" number:min-integer-digits="1" number:min-exponent-digits="2"/>
    </number:number-style>
    <number:number-style style:name="N150P0" style:volatile="true">
      <number:text>$</number:text>
      <number:number number:decimal-places="1" number:min-integer-digits="1" number:grouping="true"/>
      <number:text> </number:text>
    </number:number-style>
    <number:number-style style:name="N150">
      <number:text>($</number:text>
      <number:number number:decimal-places="1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3" number:min-integer-digits="1" number:grouping="true"/>
      <number:text> </number:text>
    </number:number-style>
    <number:number-style style:name="N152">
      <number:text>($</number:text>
      <number:number number:decimal-places="3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4" number:min-integer-digits="1" number:grouping="true"/>
      <number:text> </number:text>
    </number:number-style>
    <number:number-style style:name="N154">
      <number:text>($</number:text>
      <number:number number:decimal-places="4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$</number:text>
      <number:number number:decimal-places="5" number:min-integer-digits="1" number:grouping="true"/>
      <number:text> </number:text>
    </number:number-style>
    <number:number-style style:name="N156">
      <number:text>($</number:text>
      <number:number number:decimal-places="5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6" number:min-integer-digits="1" number:grouping="true"/>
      <number:text> </number:text>
    </number:number-style>
    <number:number-style style:name="N158">
      <number:text>($</number:text>
      <number:number number:decimal-places="6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7" number:min-integer-digits="1" number:grouping="true"/>
      <number:text> </number:text>
    </number:number-style>
    <number:number-style style:name="N160">
      <number:text>($</number:text>
      <number:number number:decimal-places="7" number:min-integer-digits="1" number:grouping="true"/>
      <number:text>)</number:text>
      <style:map style:condition="value()&gt;=0" style:apply-style-name="N160P0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percentage-style style:name="N163">
      <number:number number:decimal-places="4" number:min-integer-digits="1"/>
      <number:text>%</number:text>
    </number:percentage-style>
    <number:percentage-style style:name="N164">
      <number:number number:decimal-places="5" number:min-integer-digits="1"/>
      <number:text>%</number:text>
    </number:percentage-style>
    <number:percentage-style style:name="N165">
      <number:number number:decimal-places="6" number:min-integer-digits="1"/>
      <number:text>%</number:text>
    </number:percentage-style>
    <number:percentage-style style:name="N166">
      <number:number number:decimal-places="7" number:min-integer-digits="1"/>
      <number:text>%</number:text>
    </number:percentage-style>
    <number:number-style style:name="N167">
      <number:number number:decimal-places="1" number:min-integer-digits="1" number:grouping="true"/>
    </number:number-style>
    <number:number-style style:name="N168">
      <number:number number:decimal-places="3" number:min-integer-digits="1" number:grouping="true"/>
    </number:number-style>
    <number:number-style style:name="N169">
      <number:number number:decimal-places="4" number:min-integer-digits="1" number:grouping="true"/>
    </number:number-style>
    <number:number-style style:name="N170">
      <number:number number:decimal-places="5" number:min-integer-digits="1" number:grouping="true"/>
    </number:number-style>
    <number:number-style style:name="N171">
      <number:number number:decimal-places="6" number:min-integer-digits="1" number:grouping="true"/>
    </number:number-style>
    <number:number-style style:name="N172">
      <number:number number:decimal-places="7" number:min-integer-digits="1" number:grouping="true"/>
    </number:number-style>
    <number:date-style style:name="N173">
      <number:day/>
      <number:text>-</number:text>
      <number:month number:textual="true"/>
      <number:text>-</number:text>
      <number:year/>
    </number:date-style>
    <number:date-style style:name="N174">
      <number:month number:style="long" number:textual="true"/>
      <number:text> </number:text>
      <number:day/>
      <number:text>, </number:text>
      <number:year number:style="long"/>
    </number:date-style>
    <number:date-style style:name="N175">
      <number:month/>
      <number:text>/</number:text>
      <number:day/>
    </number:date-style>
    <number:date-style style:name="N176">
      <number:month/>
      <number:text>/</number:text>
      <number:year/>
    </number:date-style>
    <number:date-style style:name="N177">
      <number:month number:style="long" number:textual="true"/>
      <number:text>, </number:text>
      <number:year number:style="long"/>
    </number:date-style>
    <number:date-style style:name="N178">
      <number:month number:style="long" number:textual="true"/>
      <number:text> </number:text>
      <number:day number:style="long"/>
    </number:date-style>
    <number:date-style style:name="N179">
      <number:month number:textual="true"/>
    </number:date-style>
    <number:date-style style:name="N180">
      <number:day number:style="long"/>
    </number:date-style>
    <number:date-style style:name="N181">
      <number:day-of-week number:style="long"/>
    </number:date-style>
    <number:date-style style:name="N182">
      <number:year/>
    </number:date-style>
    <number:date-style style:name="N183">
      <number:year number:style="long"/>
    </number:date-style>
    <number:number-style style:name="N184">
      <number:number number:decimal-places="0" number:min-integer-digits="2"/>
    </number:number-style>
    <number:number-style style:name="N185">
      <number:number number:decimal-places="0" number:min-integer-digits="3"/>
    </number:number-style>
    <number:number-style style:name="N186">
      <number:number number:decimal-places="0" number:min-integer-digits="4"/>
    </number:number-style>
    <number:number-style style:name="N187">
      <number:number number:decimal-places="0" number:min-integer-digits="5"/>
    </number:number-style>
    <number:number-style style:name="N188">
      <number:number number:decimal-places="0" number:min-integer-digits="6"/>
    </number:number-style>
    <number:number-style style:name="N189">
      <number:number number:decimal-places="0" number:min-integer-digits="7"/>
    </number:number-style>
    <number:number-style style:name="N190">
      <number:number number:decimal-places="0" number:min-integer-digits="8"/>
    </number:number-style>
    <number:number-style style:name="N191P0" style:volatile="true">
      <number:text>$</number:text>
      <number:number number:decimal-places="1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3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4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5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5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6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6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7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7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number number:decimal-places="1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number number:decimal-places="3" number:min-integer-digits="1" number:grouping="true"/>
      <number:text> </number:text>
    </number:number-style>
    <number:number-style style:name="N200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200P0"/>
    </number:number-style>
    <number:number-style style:name="N202P0" style:volatile="true">
      <number:number number:decimal-places="4" number:min-integer-digits="1" number:grouping="true"/>
      <number:text> </number:text>
    </number:number-style>
    <number:number-style style:name="N202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202P0"/>
    </number:number-style>
    <number:number-style style:name="N204P0" style:volatile="true">
      <number:number number:decimal-places="5" number:min-integer-digits="1" number:grouping="true"/>
      <number:text> </number:text>
    </number:number-style>
    <number:number-style style:name="N204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204P0"/>
    </number:number-style>
    <number:number-style style:name="N206P0" style:volatile="true">
      <number:number number:decimal-places="6" number:min-integer-digits="1" number:grouping="true"/>
      <number:text> </number:text>
    </number:number-style>
    <number:number-style style:name="N206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number number:decimal-places="7" number:min-integer-digits="1" number:grouping="true"/>
      <number:text> </number:text>
    </number:number-style>
    <number:number-style style:name="N208">
      <style:text-properties fo:color="#ff0000"/>
      <number:text>(</number:text>
      <number:number number:decimal-places="7" number:min-integer-digits="1" number:grouping="true"/>
      <number:text>)</number:text>
      <style:map style:condition="value()&gt;=0" style:apply-style-name="N208P0"/>
    </number:number-style>
    <number:number-style style:name="N209">
      <number:fraction number:min-integer-digits="0" number:min-numerator-digits="3" number:min-denominator-digits="3"/>
      <number:text> </number:text>
    </number:number-style>
    <number:number-style style:name="N211P0" style:volatile="true">
      <number:text>€</number:text>
      <number:number number:decimal-places="0" number:min-integer-digits="1" number:grouping="true"/>
      <number:text> </number:text>
    </number:number-style>
    <number:number-style style:name="N211">
      <number:text>(€</number:text>
      <number:number number:decimal-places="0" number:min-integer-digits="1" number:grouping="true"/>
      <number:text>)</number:text>
      <style:map style:condition="value()&gt;=0" style:apply-style-name="N211P0"/>
    </number:number-style>
    <number:number-style style:name="N213P0" style:volatile="true">
      <number:text>€</number:text>
      <number:number number:decimal-places="1" number:min-integer-digits="1" number:grouping="true"/>
      <number:text> </number:text>
    </number:number-style>
    <number:number-style style:name="N213">
      <number:text>(€</number:text>
      <number:number number:decimal-places="1" number:min-integer-digits="1" number:grouping="true"/>
      <number:text>)</number:text>
      <style:map style:condition="value()&gt;=0" style:apply-style-name="N213P0"/>
    </number:number-style>
    <number:number-style style:name="N215P0" style:volatile="true">
      <number:text>€</number:text>
      <number:number number:decimal-places="2" number:min-integer-digits="1" number:grouping="true"/>
      <number:text> </number:text>
    </number:number-style>
    <number:number-style style:name="N215">
      <number:text>(€</number:text>
      <number:number number:decimal-places="2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text>€</number:text>
      <number:number number:decimal-places="3" number:min-integer-digits="1" number:grouping="true"/>
      <number:text> </number:text>
    </number:number-style>
    <number:number-style style:name="N217">
      <number:text>(€</number:text>
      <number:number number:decimal-places="3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€</number:text>
      <number:number number:decimal-places="4" number:min-integer-digits="1" number:grouping="true"/>
      <number:text> </number:text>
    </number:number-style>
    <number:number-style style:name="N219">
      <number:text>(€</number:text>
      <number:number number:decimal-places="4" number:min-integer-digits="1" number:grouping="true"/>
      <number:text>)</number:text>
      <style:map style:condition="value()&gt;=0" style:apply-style-name="N219P0"/>
    </number:number-style>
    <number:number-style style:name="N221P0" style:volatile="true">
      <number:text>€</number:text>
      <number:number number:decimal-places="5" number:min-integer-digits="1" number:grouping="true"/>
      <number:text> </number:text>
    </number:number-style>
    <number:number-style style:name="N221">
      <number:text>(€</number:text>
      <number:number number:decimal-places="5" number:min-integer-digits="1" number:grouping="true"/>
      <number:text>)</number:text>
      <style:map style:condition="value()&gt;=0" style:apply-style-name="N221P0"/>
    </number:number-style>
    <number:number-style style:name="N223P0" style:volatile="true">
      <number:text>€</number:text>
      <number:number number:decimal-places="6" number:min-integer-digits="1" number:grouping="true"/>
      <number:text> </number:text>
    </number:number-style>
    <number:number-style style:name="N223">
      <number:text>(€</number:text>
      <number:number number:decimal-places="6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€</number:text>
      <number:number number:decimal-places="7" number:min-integer-digits="1" number:grouping="true"/>
      <number:text> </number:text>
    </number:number-style>
    <number:number-style style:name="N225">
      <number:text>(€</number:text>
      <number:number number:decimal-places="7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€</number:text>
      <number:number number:decimal-places="0" number:min-integer-digits="1" number:grouping="true"/>
      <number:text> </number:text>
    </number:number-style>
    <number:number-style style:name="N22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€</number:text>
      <number:number number:decimal-places="1" number:min-integer-digits="1" number:grouping="true"/>
      <number:text> </number:text>
    </number:number-style>
    <number:number-style style:name="N227">
      <style:text-properties fo:color="#ff0000"/>
      <number:text>(€</number:text>
      <number:number number:decimal-places="1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text>€</number:text>
      <number:number number:decimal-places="2" number:min-integer-digits="1" number:grouping="true"/>
      <number:text> </number:text>
    </number:number-style>
    <number:number-style style:name="N228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28P0"/>
    </number:number-style>
    <number:number-style style:name="N229P0" style:volatile="true">
      <number:text>€</number:text>
      <number:number number:decimal-places="3" number:min-integer-digits="1" number:grouping="true"/>
      <number:text> </number:text>
    </number:number-style>
    <number:number-style style:name="N229">
      <style:text-properties fo:color="#ff0000"/>
      <number:text>(€</number:text>
      <number:number number:decimal-places="3" number:min-integer-digits="1" number:grouping="true"/>
      <number:text>)</number:text>
      <style:map style:condition="value()&gt;=0" style:apply-style-name="N229P0"/>
    </number:number-style>
    <number:number-style style:name="N230P0" style:volatile="true">
      <number:text>€</number:text>
      <number:number number:decimal-places="4" number:min-integer-digits="1" number:grouping="true"/>
      <number:text> </number:text>
    </number:number-style>
    <number:number-style style:name="N230">
      <style:text-properties fo:color="#ff0000"/>
      <number:text>(€</number:text>
      <number:number number:decimal-places="4" number:min-integer-digits="1" number:grouping="true"/>
      <number:text>)</number:text>
      <style:map style:condition="value()&gt;=0" style:apply-style-name="N230P0"/>
    </number:number-style>
    <number:number-style style:name="N231P0" style:volatile="true">
      <number:text>€</number:text>
      <number:number number:decimal-places="5" number:min-integer-digits="1" number:grouping="true"/>
      <number:text> </number:text>
    </number:number-style>
    <number:number-style style:name="N231">
      <style:text-properties fo:color="#ff0000"/>
      <number:text>(€</number:text>
      <number:number number:decimal-places="5" number:min-integer-digits="1" number:grouping="true"/>
      <number:text>)</number:text>
      <style:map style:condition="value()&gt;=0" style:apply-style-name="N231P0"/>
    </number:number-style>
    <number:number-style style:name="N232P0" style:volatile="true">
      <number:text>€</number:text>
      <number:number number:decimal-places="6" number:min-integer-digits="1" number:grouping="true"/>
      <number:text> </number:text>
    </number:number-style>
    <number:number-style style:name="N232">
      <style:text-properties fo:color="#ff0000"/>
      <number:text>(€</number:text>
      <number:number number:decimal-places="6" number:min-integer-digits="1" number:grouping="true"/>
      <number:text>)</number:text>
      <style:map style:condition="value()&gt;=0" style:apply-style-name="N232P0"/>
    </number:number-style>
    <number:number-style style:name="N233P0" style:volatile="true">
      <number:text>€</number:text>
      <number:number number:decimal-places="7" number:min-integer-digits="1" number:grouping="true"/>
      <number:text> </number:text>
    </number:number-style>
    <number:number-style style:name="N233">
      <style:text-properties fo:color="#ff0000"/>
      <number:text>(€</number:text>
      <number:number number:decimal-places="7" number:min-integer-digits="1" number:grouping="true"/>
      <number:text>)</number:text>
      <style:map style:condition="value()&gt;=0" style:apply-style-name="N233P0"/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4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cale-to="67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13/03/2014</text:date>, <text:time>00:2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vay Hay</meta:initial-creator>
    <meta:creation-date>2014-03-08T15:50:39.345454733</meta:creation-date>
    <dc:date>2014-03-13T00:20:19.30</dc:date>
    <meta:editing-duration>PT19M37S</meta:editing-duration>
    <meta:editing-cycles>4</meta:editing-cycles>
    <meta:generator>LibreOffice/3.4$Win32 LibreOffice_project/340m1$Build-402</meta:generator>
    <meta:document-statistic meta:table-count="1" meta:cell-count="553" meta:object-count="0"/>
  </office:meta>
</office:document-meta>
</file>